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48.625" calcext:value-type="float">
            <text:p>148.625</text:p>
          </table:table-cell>
          <table:table-cell office:value-type="float" office:value="26.6884046065386" calcext:value-type="float">
            <text:p>26.688</text:p>
          </table:table-cell>
          <table:table-cell office:value-type="float" office:value="0.750280956625424" calcext:value-type="float">
            <text:p>0.75028</text:p>
          </table:table-cell>
          <table:table-cell office:value-type="float" office:value="34400.1069335937" calcext:value-type="float">
            <text:p>34400.11</text:p>
          </table:table-cell>
          <table:table-cell office:value-type="float" office:value="8014.2529296875" calcext:value-type="float">
            <text:p>8014.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27.9951739969751" calcext:value-type="float">
            <text:p>27.995</text:p>
          </table:table-cell>
          <table:table-cell office:value-type="float" office:value="0.784138551018939" calcext:value-type="float">
            <text:p>0.78414</text:p>
          </table:table-cell>
          <table:table-cell office:value-type="float" office:value="28801.244140625" calcext:value-type="float">
            <text:p>28801.24</text:p>
          </table:table-cell>
          <table:table-cell office:value-type="float" office:value="6884.75512695312" calcext:value-type="float">
            <text:p>6884.76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91.5" calcext:value-type="float">
            <text:p>91.500</text:p>
          </table:table-cell>
          <table:table-cell office:value-type="float" office:value="29.0020766549793" calcext:value-type="float">
            <text:p>29.002</text:p>
          </table:table-cell>
          <table:table-cell office:value-type="float" office:value="0.809588678809817" calcext:value-type="float">
            <text:p>0.80959</text:p>
          </table:table-cell>
          <table:table-cell office:value-type="float" office:value="25699.0336914062" calcext:value-type="float">
            <text:p>25699.03</text:p>
          </table:table-cell>
          <table:table-cell office:value-type="float" office:value="6303.12182617188" calcext:value-type="float">
            <text:p>6303.1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6" calcext:value-type="float">
            <text:p>76.000</text:p>
          </table:table-cell>
          <table:table-cell office:value-type="float" office:value="29.925516794255" calcext:value-type="float">
            <text:p>29.926</text:p>
          </table:table-cell>
          <table:table-cell office:value-type="float" office:value="0.829423973504741" calcext:value-type="float">
            <text:p>0.82942</text:p>
          </table:table-cell>
          <table:table-cell office:value-type="float" office:value="23095.0522460937" calcext:value-type="float">
            <text:p>23095.05</text:p>
          </table:table-cell>
          <table:table-cell office:value-type="float" office:value="6385.1806640625" calcext:value-type="float">
            <text:p>6385.1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64.5" calcext:value-type="float">
            <text:p>64.500</text:p>
          </table:table-cell>
          <table:table-cell office:value-type="float" office:value="30.7712196558365" calcext:value-type="float">
            <text:p>30.771</text:p>
          </table:table-cell>
          <table:table-cell office:value-type="float" office:value="0.846839062232492" calcext:value-type="float">
            <text:p>0.84684</text:p>
          </table:table-cell>
          <table:table-cell office:value-type="float" office:value="20934.751953125" calcext:value-type="float">
            <text:p>20934.75</text:p>
          </table:table-cell>
          <table:table-cell office:value-type="float" office:value="5579.80029296875" calcext:value-type="float">
            <text:p>5579.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5.75" calcext:value-type="float">
            <text:p>55.750</text:p>
          </table:table-cell>
          <table:table-cell office:value-type="float" office:value="31.5341243978512" calcext:value-type="float">
            <text:p>31.534</text:p>
          </table:table-cell>
          <table:table-cell office:value-type="float" office:value="0.862007117605719" calcext:value-type="float">
            <text:p>0.86201</text:p>
          </table:table-cell>
          <table:table-cell office:value-type="float" office:value="19133.12109375" calcext:value-type="float">
            <text:p>19133.12</text:p>
          </table:table-cell>
          <table:table-cell office:value-type="float" office:value="5192.30908203125" calcext:value-type="float">
            <text:p>5192.31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8.75" calcext:value-type="float">
            <text:p>48.750</text:p>
          </table:table-cell>
          <table:table-cell office:value-type="float" office:value="32.2155717455034" calcext:value-type="float">
            <text:p>32.216</text:p>
          </table:table-cell>
          <table:table-cell office:value-type="float" office:value="0.873573795974658" calcext:value-type="float">
            <text:p>0.87357</text:p>
          </table:table-cell>
          <table:table-cell office:value-type="float" office:value="18148.1953125" calcext:value-type="float">
            <text:p>18148.20</text:p>
          </table:table-cell>
          <table:table-cell office:value-type="float" office:value="4947.52075195312" calcext:value-type="float">
            <text:p>4947.5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.875" calcext:value-type="float">
            <text:p>42.875</text:p>
          </table:table-cell>
          <table:table-cell office:value-type="float" office:value="32.8931527391897" calcext:value-type="float">
            <text:p>32.893</text:p>
          </table:table-cell>
          <table:table-cell office:value-type="float" office:value="0.884411946627496" calcext:value-type="float">
            <text:p>0.88441</text:p>
          </table:table-cell>
          <table:table-cell office:value-type="float" office:value="16972.0551757813" calcext:value-type="float">
            <text:p>16972.06</text:p>
          </table:table-cell>
          <table:table-cell office:value-type="float" office:value="4920.8955078125" calcext:value-type="float">
            <text:p>4920.90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8.375" calcext:value-type="float">
            <text:p>38.375</text:p>
          </table:table-cell>
          <table:table-cell office:value-type="float" office:value="33.4641884242529" calcext:value-type="float">
            <text:p>33.464</text:p>
          </table:table-cell>
          <table:table-cell office:value-type="float" office:value="0.893289580529756" calcext:value-type="float">
            <text:p>0.89329</text:p>
          </table:table-cell>
          <table:table-cell office:value-type="float" office:value="16346.9741210938" calcext:value-type="float">
            <text:p>16346.97</text:p>
          </table:table-cell>
          <table:table-cell office:value-type="float" office:value="4863.349609375" calcext:value-type="float">
            <text:p>4863.3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4.5" calcext:value-type="float">
            <text:p>34.500</text:p>
          </table:table-cell>
          <table:table-cell office:value-type="float" office:value="34.0191688562291" calcext:value-type="float">
            <text:p>34.019</text:p>
          </table:table-cell>
          <table:table-cell office:value-type="float" office:value="0.901130998236831" calcext:value-type="float">
            <text:p>0.90113</text:p>
          </table:table-cell>
          <table:table-cell office:value-type="float" office:value="15603.7211914063" calcext:value-type="float">
            <text:p>15603.72</text:p>
          </table:table-cell>
          <table:table-cell office:value-type="float" office:value="4794.73168945313" calcext:value-type="float">
            <text:p>4794.73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31.25" calcext:value-type="float">
            <text:p>31.250</text:p>
          </table:table-cell>
          <table:table-cell office:value-type="float" office:value="34.5578804815384" calcext:value-type="float">
            <text:p>34.558</text:p>
          </table:table-cell>
          <table:table-cell office:value-type="float" office:value="0.908276971387602" calcext:value-type="float">
            <text:p>0.90828</text:p>
          </table:table-cell>
          <table:table-cell office:value-type="float" office:value="15277.3779296875" calcext:value-type="float">
            <text:p>15277.38</text:p>
          </table:table-cell>
          <table:table-cell office:value-type="float" office:value="4634.93701171875" calcext:value-type="float">
            <text:p>4634.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8.5" calcext:value-type="float">
            <text:p>28.500</text:p>
          </table:table-cell>
          <table:table-cell office:value-type="float" office:value="35.0292650422278" calcext:value-type="float">
            <text:p>35.029</text:p>
          </table:table-cell>
          <table:table-cell office:value-type="float" office:value="0.913920372507994" calcext:value-type="float">
            <text:p>0.91392</text:p>
          </table:table-cell>
          <table:table-cell office:value-type="float" office:value="14853.7670898438" calcext:value-type="float">
            <text:p>14853.77</text:p>
          </table:table-cell>
          <table:table-cell office:value-type="float" office:value="4662.7978515625" calcext:value-type="float">
            <text:p>4662.80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6" calcext:value-type="float">
            <text:p>26.000</text:p>
          </table:table-cell>
          <table:table-cell office:value-type="float" office:value="35.5510719435134" calcext:value-type="float">
            <text:p>35.551</text:p>
          </table:table-cell>
          <table:table-cell office:value-type="float" office:value="0.920450515179056" calcext:value-type="float">
            <text:p>0.92045</text:p>
          </table:table-cell>
          <table:table-cell office:value-type="float" office:value="14406.8525390625" calcext:value-type="float">
            <text:p>14406.85</text:p>
          </table:table-cell>
          <table:table-cell office:value-type="float" office:value="4611.4794921875" calcext:value-type="float">
            <text:p>4611.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60894.06307343" calcext:value-type="float">
            <text:p>260894.06307343</text:p>
          </table:table-cell>
          <table:table-cell table:style-name="ce6" office:value-type="float" office:value="1600140.2460263" calcext:value-type="float">
            <text:p>1600140.246026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65.875" calcext:value-type="float">
            <text:p>165.875</text:p>
          </table:table-cell>
          <table:table-cell office:value-type="float" office:value="24.7215392952687" calcext:value-type="float">
            <text:p>24.722</text:p>
          </table:table-cell>
          <table:table-cell office:value-type="float" office:value="0.696321506734587" calcext:value-type="float">
            <text:p>0.69632</text:p>
          </table:table-cell>
          <table:table-cell office:value-type="float" office:value="51052.1059570312" calcext:value-type="float">
            <text:p>51052.11</text:p>
          </table:table-cell>
          <table:table-cell office:value-type="float" office:value="9767.86254882813" calcext:value-type="float">
            <text:p>9767.8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33" calcext:value-type="float">
            <text:p>133.000</text:p>
          </table:table-cell>
          <table:table-cell office:value-type="float" office:value="25.7175085032563" calcext:value-type="float">
            <text:p>25.718</text:p>
          </table:table-cell>
          <table:table-cell office:value-type="float" office:value="0.738803905645127" calcext:value-type="float">
            <text:p>0.73880</text:p>
          </table:table-cell>
          <table:table-cell office:value-type="float" office:value="47989.875" calcext:value-type="float">
            <text:p>47989.88</text:p>
          </table:table-cell>
          <table:table-cell office:value-type="float" office:value="9643.04833984375" calcext:value-type="float">
            <text:p>9643.0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10.625" calcext:value-type="float">
            <text:p>110.625</text:p>
          </table:table-cell>
          <table:table-cell office:value-type="float" office:value="26.5919045731368" calcext:value-type="float">
            <text:p>26.592</text:p>
          </table:table-cell>
          <table:table-cell office:value-type="float" office:value="0.767358571124647" calcext:value-type="float">
            <text:p>0.76736</text:p>
          </table:table-cell>
          <table:table-cell office:value-type="float" office:value="46725.1557617188" calcext:value-type="float">
            <text:p>46725.16</text:p>
          </table:table-cell>
          <table:table-cell office:value-type="float" office:value="9743.91186523438" calcext:value-type="float">
            <text:p>9743.9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4.625" calcext:value-type="float">
            <text:p>94.625</text:p>
          </table:table-cell>
          <table:table-cell office:value-type="float" office:value="27.358014136467" calcext:value-type="float">
            <text:p>27.358</text:p>
          </table:table-cell>
          <table:table-cell office:value-type="float" office:value="0.793602951421463" calcext:value-type="float">
            <text:p>0.79360</text:p>
          </table:table-cell>
          <table:table-cell office:value-type="float" office:value="46190.0986328125" calcext:value-type="float">
            <text:p>46190.10</text:p>
          </table:table-cell>
          <table:table-cell office:value-type="float" office:value="9633.74829101563" calcext:value-type="float">
            <text:p>9633.7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2.25" calcext:value-type="float">
            <text:p>82.250</text:p>
          </table:table-cell>
          <table:table-cell office:value-type="float" office:value="28.0624190809794" calcext:value-type="float">
            <text:p>28.062</text:p>
          </table:table-cell>
          <table:table-cell office:value-type="float" office:value="0.814141133759222" calcext:value-type="float">
            <text:p>0.81414</text:p>
          </table:table-cell>
          <table:table-cell office:value-type="float" office:value="46039.0810546875" calcext:value-type="float">
            <text:p>46039.08</text:p>
          </table:table-cell>
          <table:table-cell office:value-type="float" office:value="9789.89892578125" calcext:value-type="float">
            <text:p>9789.9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2.25" calcext:value-type="float">
            <text:p>72.250</text:p>
          </table:table-cell>
          <table:table-cell office:value-type="float" office:value="28.724451453928" calcext:value-type="float">
            <text:p>28.724</text:p>
          </table:table-cell>
          <table:table-cell office:value-type="float" office:value="0.829939244686872" calcext:value-type="float">
            <text:p>0.82994</text:p>
          </table:table-cell>
          <table:table-cell office:value-type="float" office:value="45156.2924804688" calcext:value-type="float">
            <text:p>45156.29</text:p>
          </table:table-cell>
          <table:table-cell office:value-type="float" office:value="9649.50805664063" calcext:value-type="float">
            <text:p>9649.5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4" calcext:value-type="float">
            <text:p>64.000</text:p>
          </table:table-cell>
          <table:table-cell office:value-type="float" office:value="29.3634728328779" calcext:value-type="float">
            <text:p>29.363</text:p>
          </table:table-cell>
          <table:table-cell office:value-type="float" office:value="0.844272760935334" calcext:value-type="float">
            <text:p>0.84427</text:p>
          </table:table-cell>
          <table:table-cell office:value-type="float" office:value="44619.7939453125" calcext:value-type="float">
            <text:p>44619.79</text:p>
          </table:table-cell>
          <table:table-cell office:value-type="float" office:value="9950.296875" calcext:value-type="float">
            <text:p>9950.3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7.5" calcext:value-type="float">
            <text:p>57.500</text:p>
          </table:table-cell>
          <table:table-cell office:value-type="float" office:value="29.9280946580643" calcext:value-type="float">
            <text:p>29.928</text:p>
          </table:table-cell>
          <table:table-cell office:value-type="float" office:value="0.857042788394299" calcext:value-type="float">
            <text:p>0.85704</text:p>
          </table:table-cell>
          <table:table-cell office:value-type="float" office:value="43871.8984375" calcext:value-type="float">
            <text:p>43871.90</text:p>
          </table:table-cell>
          <table:table-cell office:value-type="float" office:value="9642.3212890625" calcext:value-type="float">
            <text:p>9642.3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1.75" calcext:value-type="float">
            <text:p>51.750</text:p>
          </table:table-cell>
          <table:table-cell office:value-type="float" office:value="30.5066619453457" calcext:value-type="float">
            <text:p>30.507</text:p>
          </table:table-cell>
          <table:table-cell office:value-type="float" office:value="0.868897341784304" calcext:value-type="float">
            <text:p>0.86890</text:p>
          </table:table-cell>
          <table:table-cell office:value-type="float" office:value="43044.541015625" calcext:value-type="float">
            <text:p>43044.54</text:p>
          </table:table-cell>
          <table:table-cell office:value-type="float" office:value="9516.91918945313" calcext:value-type="float">
            <text:p>9516.9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6.875" calcext:value-type="float">
            <text:p>46.875</text:p>
          </table:table-cell>
          <table:table-cell office:value-type="float" office:value="31.0475690908421" calcext:value-type="float">
            <text:p>31.048</text:p>
          </table:table-cell>
          <table:table-cell office:value-type="float" office:value="0.879226547621108" calcext:value-type="float">
            <text:p>0.87923</text:p>
          </table:table-cell>
          <table:table-cell office:value-type="float" office:value="42283.7924804688" calcext:value-type="float">
            <text:p>42283.79</text:p>
          </table:table-cell>
          <table:table-cell office:value-type="float" office:value="9368.96459960938" calcext:value-type="float">
            <text:p>9368.9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2.875" calcext:value-type="float">
            <text:p>42.875</text:p>
          </table:table-cell>
          <table:table-cell office:value-type="float" office:value="31.5300768321964" calcext:value-type="float">
            <text:p>31.530</text:p>
          </table:table-cell>
          <table:table-cell office:value-type="float" office:value="0.887998877704858" calcext:value-type="float">
            <text:p>0.88800</text:p>
          </table:table-cell>
          <table:table-cell office:value-type="float" office:value="41566.2299804688" calcext:value-type="float">
            <text:p>41566.23</text:p>
          </table:table-cell>
          <table:table-cell office:value-type="float" office:value="9216.75634765625" calcext:value-type="float">
            <text:p>9216.76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9.375" calcext:value-type="float">
            <text:p>39.375</text:p>
          </table:table-cell>
          <table:table-cell office:value-type="float" office:value="31.9959785735681" calcext:value-type="float">
            <text:p>31.996</text:p>
          </table:table-cell>
          <table:table-cell office:value-type="float" office:value="0.895298166619832" calcext:value-type="float">
            <text:p>0.89530</text:p>
          </table:table-cell>
          <table:table-cell office:value-type="float" office:value="41414.3989257813" calcext:value-type="float">
            <text:p>41414.40</text:p>
          </table:table-cell>
          <table:table-cell office:value-type="float" office:value="9245.59423828125" calcext:value-type="float">
            <text:p>9245.59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6.25" calcext:value-type="float">
            <text:p>36.250</text:p>
          </table:table-cell>
          <table:table-cell office:value-type="float" office:value="32.4610704833003" calcext:value-type="float">
            <text:p>32.461</text:p>
          </table:table-cell>
          <table:table-cell office:value-type="float" office:value="0.90234698646807" calcext:value-type="float">
            <text:p>0.90235</text:p>
          </table:table-cell>
          <table:table-cell office:value-type="float" office:value="40797.7700195313" calcext:value-type="float">
            <text:p>40797.77</text:p>
          </table:table-cell>
          <table:table-cell office:value-type="float" office:value="9149.39794921875" calcext:value-type="float">
            <text:p>9149.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0125.158521677" calcext:value-type="float">
            <text:p>270125.158521677</text:p>
          </table:table-cell>
          <table:table-cell table:style-name="ce6" office:value-type="float" office:value="2038164.41956556" calcext:value-type="float">
            <text:p>2038164.4195655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41" calcext:value-type="float">
            <text:p>141.000</text:p>
          </table:table-cell>
          <table:table-cell office:value-type="float" office:value="26.2780718942405" calcext:value-type="float">
            <text:p>26.278</text:p>
          </table:table-cell>
          <table:table-cell table:style-name="ce3" office:value-type="float" office:value="0.716690362156061" calcext:value-type="float">
            <text:p>0.71669</text:p>
          </table:table-cell>
          <table:table-cell office:value-type="float" office:value="35649.0209960937" calcext:value-type="float">
            <text:p>35649.02</text:p>
          </table:table-cell>
          <table:table-cell office:value-type="float" office:value="7545.66137695312" calcext:value-type="float">
            <text:p>7545.6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27.3324651965551" calcext:value-type="float">
            <text:p>27.332</text:p>
          </table:table-cell>
          <table:table-cell table:style-name="ce3" office:value-type="float" office:value="0.753347607659426" calcext:value-type="float">
            <text:p>0.75335</text:p>
          </table:table-cell>
          <table:table-cell office:value-type="float" office:value="32693.4291992187" calcext:value-type="float">
            <text:p>32693.43</text:p>
          </table:table-cell>
          <table:table-cell office:value-type="float" office:value="6956.5458984375" calcext:value-type="float">
            <text:p>6956.5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91.875" calcext:value-type="float">
            <text:p>91.875</text:p>
          </table:table-cell>
          <table:table-cell office:value-type="float" office:value="28.2050925167772" calcext:value-type="float">
            <text:p>28.205</text:p>
          </table:table-cell>
          <table:table-cell table:style-name="ce3" office:value-type="float" office:value="0.780472332029185" calcext:value-type="float">
            <text:p>0.78047</text:p>
          </table:table-cell>
          <table:table-cell office:value-type="float" office:value="30231.98046875" calcext:value-type="float">
            <text:p>30231.98</text:p>
          </table:table-cell>
          <table:table-cell office:value-type="float" office:value="6934.1787109375" calcext:value-type="float">
            <text:p>6934.1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8.625" calcext:value-type="float">
            <text:p>78.625</text:p>
          </table:table-cell>
          <table:table-cell office:value-type="float" office:value="28.9329056991041" calcext:value-type="float">
            <text:p>28.933</text:p>
          </table:table-cell>
          <table:table-cell table:style-name="ce3" office:value-type="float" office:value="0.802850529581578" calcext:value-type="float">
            <text:p>0.80285</text:p>
          </table:table-cell>
          <table:table-cell office:value-type="float" office:value="27983.060546875" calcext:value-type="float">
            <text:p>27983.06</text:p>
          </table:table-cell>
          <table:table-cell office:value-type="float" office:value="6671.30249023438" calcext:value-type="float">
            <text:p>6671.3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8.125" calcext:value-type="float">
            <text:p>68.125</text:p>
          </table:table-cell>
          <table:table-cell office:value-type="float" office:value="29.6526911276647" calcext:value-type="float">
            <text:p>29.653</text:p>
          </table:table-cell>
          <table:table-cell table:style-name="ce3" office:value-type="float" office:value="0.822458240968451" calcext:value-type="float">
            <text:p>0.82246</text:p>
          </table:table-cell>
          <table:table-cell office:value-type="float" office:value="25628.0458984375" calcext:value-type="float">
            <text:p>25628.05</text:p>
          </table:table-cell>
          <table:table-cell office:value-type="float" office:value="6355.35327148437" calcext:value-type="float">
            <text:p>6355.3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9.75" calcext:value-type="float">
            <text:p>59.750</text:p>
          </table:table-cell>
          <table:table-cell office:value-type="float" office:value="30.3224385262771" calcext:value-type="float">
            <text:p>30.322</text:p>
          </table:table-cell>
          <table:table-cell table:style-name="ce3" office:value-type="float" office:value="0.839779929763396" calcext:value-type="float">
            <text:p>0.83978</text:p>
          </table:table-cell>
          <table:table-cell office:value-type="float" office:value="24256.28125" calcext:value-type="float">
            <text:p>24256.28</text:p>
          </table:table-cell>
          <table:table-cell office:value-type="float" office:value="5928.32299804688" calcext:value-type="float">
            <text:p>5928.3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3" calcext:value-type="float">
            <text:p>53.000</text:p>
          </table:table-cell>
          <table:table-cell office:value-type="float" office:value="30.942471160886" calcext:value-type="float">
            <text:p>30.942</text:p>
          </table:table-cell>
          <table:table-cell table:style-name="ce3" office:value-type="float" office:value="0.85333987049324" calcext:value-type="float">
            <text:p>0.85334</text:p>
          </table:table-cell>
          <table:table-cell office:value-type="float" office:value="22826.1137695312" calcext:value-type="float">
            <text:p>22826.11</text:p>
          </table:table-cell>
          <table:table-cell office:value-type="float" office:value="5811.37255859375" calcext:value-type="float">
            <text:p>5811.3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7.625" calcext:value-type="float">
            <text:p>47.625</text:p>
          </table:table-cell>
          <table:table-cell office:value-type="float" office:value="31.4987213987085" calcext:value-type="float">
            <text:p>31.499</text:p>
          </table:table-cell>
          <table:table-cell table:style-name="ce3" office:value-type="float" office:value="0.865093336380694" calcext:value-type="float">
            <text:p>0.86509</text:p>
          </table:table-cell>
          <table:table-cell office:value-type="float" office:value="22066.8720703125" calcext:value-type="float">
            <text:p>22066.87</text:p>
          </table:table-cell>
          <table:table-cell office:value-type="float" office:value="5627.38916015625" calcext:value-type="float">
            <text:p>5627.3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3" calcext:value-type="float">
            <text:p>43.000</text:p>
          </table:table-cell>
          <table:table-cell office:value-type="float" office:value="32.038647077549" calcext:value-type="float">
            <text:p>32.039</text:p>
          </table:table-cell>
          <table:table-cell table:style-name="ce3" office:value-type="float" office:value="0.875090565462612" calcext:value-type="float">
            <text:p>0.87509</text:p>
          </table:table-cell>
          <table:table-cell office:value-type="float" office:value="21369.7861328125" calcext:value-type="float">
            <text:p>21369.79</text:p>
          </table:table-cell>
          <table:table-cell office:value-type="float" office:value="5456.6044921875" calcext:value-type="float">
            <text:p>5456.6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9" calcext:value-type="float">
            <text:p>39.000</text:p>
          </table:table-cell>
          <table:table-cell office:value-type="float" office:value="32.5591934109706" calcext:value-type="float">
            <text:p>32.559</text:p>
          </table:table-cell>
          <table:table-cell table:style-name="ce3" office:value-type="float" office:value="0.884598541879018" calcext:value-type="float">
            <text:p>0.88460</text:p>
          </table:table-cell>
          <table:table-cell office:value-type="float" office:value="20885.3403320312" calcext:value-type="float">
            <text:p>20885.34</text:p>
          </table:table-cell>
          <table:table-cell office:value-type="float" office:value="5401.4462890625" calcext:value-type="float">
            <text:p>5401.4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5.625" calcext:value-type="float">
            <text:p>35.625</text:p>
          </table:table-cell>
          <table:table-cell office:value-type="float" office:value="33.05629582177" calcext:value-type="float">
            <text:p>33.056</text:p>
          </table:table-cell>
          <table:table-cell table:style-name="ce3" office:value-type="float" office:value="0.893355382198598" calcext:value-type="float">
            <text:p>0.89336</text:p>
          </table:table-cell>
          <table:table-cell office:value-type="float" office:value="20205.32421875" calcext:value-type="float">
            <text:p>20205.32</text:p>
          </table:table-cell>
          <table:table-cell office:value-type="float" office:value="5246.44604492188" calcext:value-type="float">
            <text:p>5246.4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2.75" calcext:value-type="float">
            <text:p>32.750</text:p>
          </table:table-cell>
          <table:table-cell office:value-type="float" office:value="33.5183507073969" calcext:value-type="float">
            <text:p>33.518</text:p>
          </table:table-cell>
          <table:table-cell table:style-name="ce3" office:value-type="float" office:value="0.900544063672688" calcext:value-type="float">
            <text:p>0.90054</text:p>
          </table:table-cell>
          <table:table-cell office:value-type="float" office:value="19796.513671875" calcext:value-type="float">
            <text:p>19796.51</text:p>
          </table:table-cell>
          <table:table-cell office:value-type="float" office:value="5291.12817382813" calcext:value-type="float">
            <text:p>5291.1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0.125" calcext:value-type="float">
            <text:p>30.125</text:p>
          </table:table-cell>
          <table:table-cell office:value-type="float" office:value="33.9827175854818" calcext:value-type="float">
            <text:p>33.983</text:p>
          </table:table-cell>
          <table:table-cell table:style-name="ce3" office:value-type="float" office:value="0.907271266608248" calcext:value-type="float">
            <text:p>0.90727</text:p>
          </table:table-cell>
          <table:table-cell office:value-type="float" office:value="19229.4243164063" calcext:value-type="float">
            <text:p>19229.42</text:p>
          </table:table-cell>
          <table:table-cell office:value-type="float" office:value="5182.36865234375" calcext:value-type="float">
            <text:p>5182.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43866.77866214" calcext:value-type="float">
            <text:p>243866.77866214</text:p>
          </table:table-cell>
          <table:table-cell table:style-name="ce6" office:value-type="float" office:value="1737542.67108779" calcext:value-type="float">
            <text:p>1737542.6710877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5.875" calcext:value-type="float">
            <text:p>115.875</text:p>
          </table:table-cell>
          <table:table-cell office:value-type="float" office:value="27.1282815457843" calcext:value-type="float">
            <text:p>27.128</text:p>
          </table:table-cell>
          <table:table-cell table:style-name="ce3" office:value-type="float" office:value="0.669714404226158" calcext:value-type="float">
            <text:p>0.66971</text:p>
          </table:table-cell>
          <table:table-cell office:value-type="float" office:value="22960.30859375" calcext:value-type="float">
            <text:p>22960.31</text:p>
          </table:table-cell>
          <table:table-cell office:value-type="float" office:value="4343.80517578125" calcext:value-type="float">
            <text:p>4343.8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2.75" calcext:value-type="float">
            <text:p>92.750</text:p>
          </table:table-cell>
          <table:table-cell office:value-type="float" office:value="27.9292069885173" calcext:value-type="float">
            <text:p>27.929</text:p>
          </table:table-cell>
          <table:table-cell table:style-name="ce3" office:value-type="float" office:value="0.704965987902738" calcext:value-type="float">
            <text:p>0.70497</text:p>
          </table:table-cell>
          <table:table-cell office:value-type="float" office:value="21154.86328125" calcext:value-type="float">
            <text:p>21154.86</text:p>
          </table:table-cell>
          <table:table-cell office:value-type="float" office:value="4152.28442382813" calcext:value-type="float">
            <text:p>4152.28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8" calcext:value-type="float">
            <text:p>78.000</text:p>
          </table:table-cell>
          <table:table-cell office:value-type="float" office:value="28.5844443410314" calcext:value-type="float">
            <text:p>28.584</text:p>
          </table:table-cell>
          <table:table-cell table:style-name="ce3" office:value-type="float" office:value="0.732564273564408" calcext:value-type="float">
            <text:p>0.73256</text:p>
          </table:table-cell>
          <table:table-cell office:value-type="float" office:value="20184.3544921875" calcext:value-type="float">
            <text:p>20184.35</text:p>
          </table:table-cell>
          <table:table-cell office:value-type="float" office:value="4082.6865234375" calcext:value-type="float">
            <text:p>4082.6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7.375" calcext:value-type="float">
            <text:p>67.375</text:p>
          </table:table-cell>
          <table:table-cell office:value-type="float" office:value="29.1757918972755" calcext:value-type="float">
            <text:p>29.176</text:p>
          </table:table-cell>
          <table:table-cell table:style-name="ce3" office:value-type="float" office:value="0.756384846077608" calcext:value-type="float">
            <text:p>0.75638</text:p>
          </table:table-cell>
          <table:table-cell office:value-type="float" office:value="19502.291015625" calcext:value-type="float">
            <text:p>19502.29</text:p>
          </table:table-cell>
          <table:table-cell office:value-type="float" office:value="3952.18359375" calcext:value-type="float">
            <text:p>3952.1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9.375" calcext:value-type="float">
            <text:p>59.375</text:p>
          </table:table-cell>
          <table:table-cell office:value-type="float" office:value="29.6814451859416" calcext:value-type="float">
            <text:p>29.681</text:p>
          </table:table-cell>
          <table:table-cell table:style-name="ce3" office:value-type="float" office:value="0.776393594718283" calcext:value-type="float">
            <text:p>0.77639</text:p>
          </table:table-cell>
          <table:table-cell office:value-type="float" office:value="18699.6611328125" calcext:value-type="float">
            <text:p>18699.66</text:p>
          </table:table-cell>
          <table:table-cell office:value-type="float" office:value="3788.92114257812" calcext:value-type="float">
            <text:p>3788.9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2.875" calcext:value-type="float">
            <text:p>52.875</text:p>
          </table:table-cell>
          <table:table-cell office:value-type="float" office:value="30.171875407197" calcext:value-type="float">
            <text:p>30.172</text:p>
          </table:table-cell>
          <table:table-cell table:style-name="ce3" office:value-type="float" office:value="0.793731914543046" calcext:value-type="float">
            <text:p>0.79373</text:p>
          </table:table-cell>
          <table:table-cell office:value-type="float" office:value="17887.3623046875" calcext:value-type="float">
            <text:p>17887.36</text:p>
          </table:table-cell>
          <table:table-cell office:value-type="float" office:value="3743.69506835937" calcext:value-type="float">
            <text:p>3743.7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7.875" calcext:value-type="float">
            <text:p>47.875</text:p>
          </table:table-cell>
          <table:table-cell office:value-type="float" office:value="30.6118174580119" calcext:value-type="float">
            <text:p>30.612</text:p>
          </table:table-cell>
          <table:table-cell table:style-name="ce3" office:value-type="float" office:value="0.808159689975638" calcext:value-type="float">
            <text:p>0.80816</text:p>
          </table:table-cell>
          <table:table-cell office:value-type="float" office:value="17169.5146484375" calcext:value-type="float">
            <text:p>17169.51</text:p>
          </table:table-cell>
          <table:table-cell office:value-type="float" office:value="3608.70703125" calcext:value-type="float">
            <text:p>3608.7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3.5" calcext:value-type="float">
            <text:p>43.500</text:p>
          </table:table-cell>
          <table:table-cell office:value-type="float" office:value="31.0349457004476" calcext:value-type="float">
            <text:p>31.035</text:p>
          </table:table-cell>
          <table:table-cell table:style-name="ce3" office:value-type="float" office:value="0.821403342276049" calcext:value-type="float">
            <text:p>0.82140</text:p>
          </table:table-cell>
          <table:table-cell office:value-type="float" office:value="16801.677734375" calcext:value-type="float">
            <text:p>16801.68</text:p>
          </table:table-cell>
          <table:table-cell office:value-type="float" office:value="3629.14428710937" calcext:value-type="float">
            <text:p>3629.1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9.875" calcext:value-type="float">
            <text:p>39.875</text:p>
          </table:table-cell>
          <table:table-cell office:value-type="float" office:value="31.4248455371756" calcext:value-type="float">
            <text:p>31.425</text:p>
          </table:table-cell>
          <table:table-cell table:style-name="ce3" office:value-type="float" office:value="0.833640863338713" calcext:value-type="float">
            <text:p>0.83364</text:p>
          </table:table-cell>
          <table:table-cell office:value-type="float" office:value="16384.0083007813" calcext:value-type="float">
            <text:p>16384.01</text:p>
          </table:table-cell>
          <table:table-cell office:value-type="float" office:value="3573.78881835937" calcext:value-type="float">
            <text:p>3573.7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6.875" calcext:value-type="float">
            <text:p>36.875</text:p>
          </table:table-cell>
          <table:table-cell office:value-type="float" office:value="31.7920154535604" calcext:value-type="float">
            <text:p>31.792</text:p>
          </table:table-cell>
          <table:table-cell table:style-name="ce3" office:value-type="float" office:value="0.844452640445147" calcext:value-type="float">
            <text:p>0.84445</text:p>
          </table:table-cell>
          <table:table-cell office:value-type="float" office:value="16240.265625" calcext:value-type="float">
            <text:p>16240.27</text:p>
          </table:table-cell>
          <table:table-cell office:value-type="float" office:value="3467.35107421875" calcext:value-type="float">
            <text:p>3467.3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125" calcext:value-type="float">
            <text:p>34.125</text:p>
          </table:table-cell>
          <table:table-cell office:value-type="float" office:value="32.1695872625564" calcext:value-type="float">
            <text:p>32.170</text:p>
          </table:table-cell>
          <table:table-cell table:style-name="ce3" office:value-type="float" office:value="0.854676779607878" calcext:value-type="float">
            <text:p>0.85468</text:p>
          </table:table-cell>
          <table:table-cell office:value-type="float" office:value="15721.490234375" calcext:value-type="float">
            <text:p>15721.49</text:p>
          </table:table-cell>
          <table:table-cell office:value-type="float" office:value="3369.9189453125" calcext:value-type="float">
            <text:p>3369.9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1.75" calcext:value-type="float">
            <text:p>31.750</text:p>
          </table:table-cell>
          <table:table-cell office:value-type="float" office:value="32.5119650853169" calcext:value-type="float">
            <text:p>32.512</text:p>
          </table:table-cell>
          <table:table-cell table:style-name="ce3" office:value-type="float" office:value="0.863490733560683" calcext:value-type="float">
            <text:p>0.86349</text:p>
          </table:table-cell>
          <table:table-cell office:value-type="float" office:value="15389.443359375" calcext:value-type="float">
            <text:p>15389.44</text:p>
          </table:table-cell>
          <table:table-cell office:value-type="float" office:value="3246.99560546875" calcext:value-type="float">
            <text:p>3247.00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.75" calcext:value-type="float">
            <text:p>29.750</text:p>
          </table:table-cell>
          <table:table-cell office:value-type="float" office:value="32.8319592185102" calcext:value-type="float">
            <text:p>32.832</text:p>
          </table:table-cell>
          <table:table-cell table:style-name="ce3" office:value-type="float" office:value="0.871373471942974" calcext:value-type="float">
            <text:p>0.87137</text:p>
          </table:table-cell>
          <table:table-cell office:value-type="float" office:value="15025.0498046875" calcext:value-type="float">
            <text:p>15025.05</text:p>
          </table:table-cell>
          <table:table-cell office:value-type="float" office:value="3221.22021484375" calcext:value-type="float">
            <text:p>3221.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7443.987098028" calcext:value-type="float">
            <text:p>227443.987098028</text:p>
          </table:table-cell>
          <table:table-cell table:style-name="ce6" office:value-type="float" office:value="1798553.55133316" calcext:value-type="float">
            <text:p>1798553.5513331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8" calcext:value-type="float">
            <text:p>118.000</text:p>
          </table:table-cell>
          <table:table-cell office:value-type="float" office:value="28.4963405642363" calcext:value-type="float">
            <text:p>28.496</text:p>
          </table:table-cell>
          <table:table-cell table:style-name="ce3" office:value-type="float" office:value="0.76329956308237" calcext:value-type="float">
            <text:p>0.76330</text:p>
          </table:table-cell>
          <table:table-cell office:value-type="float" office:value="25119.6586914062" calcext:value-type="float">
            <text:p>25119.66</text:p>
          </table:table-cell>
          <table:table-cell office:value-type="float" office:value="5209.10229492188" calcext:value-type="float">
            <text:p>5209.1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1" calcext:value-type="float">
            <text:p>91.000</text:p>
          </table:table-cell>
          <table:table-cell office:value-type="float" office:value="29.6682731443914" calcext:value-type="float">
            <text:p>29.668</text:p>
          </table:table-cell>
          <table:table-cell table:style-name="ce3" office:value-type="float" office:value="0.793497971548362" calcext:value-type="float">
            <text:p>0.79350</text:p>
          </table:table-cell>
          <table:table-cell office:value-type="float" office:value="21244.095703125" calcext:value-type="float">
            <text:p>21244.10</text:p>
          </table:table-cell>
          <table:table-cell office:value-type="float" office:value="4898.2392578125" calcext:value-type="float">
            <text:p>4898.2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3" calcext:value-type="float">
            <text:p>73.000</text:p>
          </table:table-cell>
          <table:table-cell office:value-type="float" office:value="30.6763342969832" calcext:value-type="float">
            <text:p>30.676</text:p>
          </table:table-cell>
          <table:table-cell table:style-name="ce3" office:value-type="float" office:value="0.816617751120896" calcext:value-type="float">
            <text:p>0.81662</text:p>
          </table:table-cell>
          <table:table-cell office:value-type="float" office:value="18453.0634765625" calcext:value-type="float">
            <text:p>18453.06</text:p>
          </table:table-cell>
          <table:table-cell office:value-type="float" office:value="4472.31298828125" calcext:value-type="float">
            <text:p>4472.3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0.875" calcext:value-type="float">
            <text:p>60.875</text:p>
          </table:table-cell>
          <table:table-cell office:value-type="float" office:value="31.5007276316075" calcext:value-type="float">
            <text:p>31.501</text:p>
          </table:table-cell>
          <table:table-cell table:style-name="ce3" office:value-type="float" office:value="0.835866874325861" calcext:value-type="float">
            <text:p>0.83587</text:p>
          </table:table-cell>
          <table:table-cell office:value-type="float" office:value="16921.1879882813" calcext:value-type="float">
            <text:p>16921.19</text:p>
          </table:table-cell>
          <table:table-cell office:value-type="float" office:value="4142.12036132813" calcext:value-type="float">
            <text:p>4142.1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1.625" calcext:value-type="float">
            <text:p>51.625</text:p>
          </table:table-cell>
          <table:table-cell office:value-type="float" office:value="32.2796294099677" calcext:value-type="float">
            <text:p>32.280</text:p>
          </table:table-cell>
          <table:table-cell table:style-name="ce3" office:value-type="float" office:value="0.851587980524537" calcext:value-type="float">
            <text:p>0.85159</text:p>
          </table:table-cell>
          <table:table-cell office:value-type="float" office:value="15224.6381835938" calcext:value-type="float">
            <text:p>15224.64</text:p>
          </table:table-cell>
          <table:table-cell office:value-type="float" office:value="3944.08911132812" calcext:value-type="float">
            <text:p>3944.0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4.625" calcext:value-type="float">
            <text:p>44.625</text:p>
          </table:table-cell>
          <table:table-cell office:value-type="float" office:value="32.9503275675922" calcext:value-type="float">
            <text:p>32.950</text:p>
          </table:table-cell>
          <table:table-cell table:style-name="ce3" office:value-type="float" office:value="0.863958365322577" calcext:value-type="float">
            <text:p>0.86396</text:p>
          </table:table-cell>
          <table:table-cell office:value-type="float" office:value="13932.7915039063" calcext:value-type="float">
            <text:p>13932.79</text:p>
          </table:table-cell>
          <table:table-cell office:value-type="float" office:value="3621.63159179687" calcext:value-type="float">
            <text:p>3621.63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9" calcext:value-type="float">
            <text:p>39.000</text:p>
          </table:table-cell>
          <table:table-cell office:value-type="float" office:value="33.5721901131188" calcext:value-type="float">
            <text:p>33.572</text:p>
          </table:table-cell>
          <table:table-cell table:style-name="ce3" office:value-type="float" office:value="0.87503393902176" calcext:value-type="float">
            <text:p>0.87503</text:p>
          </table:table-cell>
          <table:table-cell office:value-type="float" office:value="13382.1948242188" calcext:value-type="float">
            <text:p>13382.19</text:p>
          </table:table-cell>
          <table:table-cell office:value-type="float" office:value="3482.529296875" calcext:value-type="float">
            <text:p>3482.53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4.5" calcext:value-type="float">
            <text:p>34.500</text:p>
          </table:table-cell>
          <table:table-cell office:value-type="float" office:value="34.1216716380052" calcext:value-type="float">
            <text:p>34.122</text:p>
          </table:table-cell>
          <table:table-cell table:style-name="ce3" office:value-type="float" office:value="0.884237553517668" calcext:value-type="float">
            <text:p>0.88424</text:p>
          </table:table-cell>
          <table:table-cell office:value-type="float" office:value="12742.4672851563" calcext:value-type="float">
            <text:p>12742.47</text:p>
          </table:table-cell>
          <table:table-cell office:value-type="float" office:value="3315.1640625" calcext:value-type="float">
            <text:p>3315.16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0.875" calcext:value-type="float">
            <text:p>30.875</text:p>
          </table:table-cell>
          <table:table-cell office:value-type="float" office:value="34.6221858375746" calcext:value-type="float">
            <text:p>34.622</text:p>
          </table:table-cell>
          <table:table-cell table:style-name="ce3" office:value-type="float" office:value="0.891875680393944" calcext:value-type="float">
            <text:p>0.89188</text:p>
          </table:table-cell>
          <table:table-cell office:value-type="float" office:value="12149.4682617188" calcext:value-type="float">
            <text:p>12149.47</text:p>
          </table:table-cell>
          <table:table-cell office:value-type="float" office:value="3273.14306640625" calcext:value-type="float">
            <text:p>3273.14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7.875" calcext:value-type="float">
            <text:p>27.875</text:p>
          </table:table-cell>
          <table:table-cell office:value-type="float" office:value="35.0859197300641" calcext:value-type="float">
            <text:p>35.086</text:p>
          </table:table-cell>
          <table:table-cell table:style-name="ce3" office:value-type="float" office:value="0.898335370861443" calcext:value-type="float">
            <text:p>0.89834</text:p>
          </table:table-cell>
          <table:table-cell office:value-type="float" office:value="11584.888671875" calcext:value-type="float">
            <text:p>11584.89</text:p>
          </table:table-cell>
          <table:table-cell office:value-type="float" office:value="3131.5595703125" calcext:value-type="float">
            <text:p>3131.5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5.5" calcext:value-type="float">
            <text:p>25.500</text:p>
          </table:table-cell>
          <table:table-cell office:value-type="float" office:value="35.4876430409101" calcext:value-type="float">
            <text:p>35.488</text:p>
          </table:table-cell>
          <table:table-cell table:style-name="ce3" office:value-type="float" office:value="0.903894178758501" calcext:value-type="float">
            <text:p>0.90389</text:p>
          </table:table-cell>
          <table:table-cell office:value-type="float" office:value="11292.9423828125" calcext:value-type="float">
            <text:p>11292.94</text:p>
          </table:table-cell>
          <table:table-cell office:value-type="float" office:value="3016.7841796875" calcext:value-type="float">
            <text:p>3016.7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3.25" calcext:value-type="float">
            <text:p>23.250</text:p>
          </table:table-cell>
          <table:table-cell office:value-type="float" office:value="35.9071300882137" calcext:value-type="float">
            <text:p>35.907</text:p>
          </table:table-cell>
          <table:table-cell table:style-name="ce3" office:value-type="float" office:value="0.909520774061797" calcext:value-type="float">
            <text:p>0.90952</text:p>
          </table:table-cell>
          <table:table-cell office:value-type="float" office:value="11114.8647460938" calcext:value-type="float">
            <text:p>11114.86</text:p>
          </table:table-cell>
          <table:table-cell office:value-type="float" office:value="3009.46508789062" calcext:value-type="float">
            <text:p>3009.4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1.375" calcext:value-type="float">
            <text:p>21.375</text:p>
          </table:table-cell>
          <table:table-cell office:value-type="float" office:value="36.2833513929407" calcext:value-type="float">
            <text:p>36.283</text:p>
          </table:table-cell>
          <table:table-cell table:style-name="ce3" office:value-type="float" office:value="0.914442720658428" calcext:value-type="float">
            <text:p>0.91444</text:p>
          </table:table-cell>
          <table:table-cell office:value-type="float" office:value="10960.1376953125" calcext:value-type="float">
            <text:p>10960.14</text:p>
          </table:table-cell>
          <table:table-cell office:value-type="float" office:value="2934.80908203125" calcext:value-type="float">
            <text:p>2934.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38373.415441003" calcext:value-type="float">
            <text:p>238373.415441003</text:p>
          </table:table-cell>
          <table:table-cell table:style-name="ce6" office:value-type="float" office:value="1406070.54775121" calcext:value-type="float">
            <text:p>1406070.5477512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87" calcext:value-type="float">
            <text:p>187.000</text:p>
          </table:table-cell>
          <table:table-cell office:value-type="float" office:value="20.9350617888855" calcext:value-type="float">
            <text:p>20.935</text:p>
          </table:table-cell>
          <table:table-cell office:value-type="float" office:value="0.495194948476247" calcext:value-type="float">
            <text:p>0.49519</text:p>
          </table:table-cell>
          <table:table-cell office:value-type="float" office:value="86028.220703125" calcext:value-type="float">
            <text:p>86028.22</text:p>
          </table:table-cell>
          <table:table-cell office:value-type="float" office:value="15035.3791503906" calcext:value-type="float">
            <text:p>15035.3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62.875" calcext:value-type="float">
            <text:p>162.875</text:p>
          </table:table-cell>
          <table:table-cell office:value-type="float" office:value="21.4133634938955" calcext:value-type="float">
            <text:p>21.413</text:p>
          </table:table-cell>
          <table:table-cell office:value-type="float" office:value="0.539017172607606" calcext:value-type="float">
            <text:p>0.53902</text:p>
          </table:table-cell>
          <table:table-cell office:value-type="float" office:value="90350.767578125" calcext:value-type="float">
            <text:p>90350.77</text:p>
          </table:table-cell>
          <table:table-cell office:value-type="float" office:value="15813.9252929688" calcext:value-type="float">
            <text:p>15813.9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44.25" calcext:value-type="float">
            <text:p>144.250</text:p>
          </table:table-cell>
          <table:table-cell office:value-type="float" office:value="21.8859681980876" calcext:value-type="float">
            <text:p>21.886</text:p>
          </table:table-cell>
          <table:table-cell office:value-type="float" office:value="0.576303305084016" calcext:value-type="float">
            <text:p>0.57630</text:p>
          </table:table-cell>
          <table:table-cell office:value-type="float" office:value="92188.0288085938" calcext:value-type="float">
            <text:p>92188.03</text:p>
          </table:table-cell>
          <table:table-cell office:value-type="float" office:value="16161.2465820313" calcext:value-type="float">
            <text:p>16161.2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9.625" calcext:value-type="float">
            <text:p>129.625</text:p>
          </table:table-cell>
          <table:table-cell office:value-type="float" office:value="22.3222859932756" calcext:value-type="float">
            <text:p>22.322</text:p>
          </table:table-cell>
          <table:table-cell office:value-type="float" office:value="0.606599623491975" calcext:value-type="float">
            <text:p>0.60660</text:p>
          </table:table-cell>
          <table:table-cell office:value-type="float" office:value="92470.4428710938" calcext:value-type="float">
            <text:p>92470.44</text:p>
          </table:table-cell>
          <table:table-cell office:value-type="float" office:value="16302.5510253906" calcext:value-type="float">
            <text:p>16302.5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17.25" calcext:value-type="float">
            <text:p>117.250</text:p>
          </table:table-cell>
          <table:table-cell office:value-type="float" office:value="22.7540929453106" calcext:value-type="float">
            <text:p>22.754</text:p>
          </table:table-cell>
          <table:table-cell office:value-type="float" office:value="0.633737712430416" calcext:value-type="float">
            <text:p>0.63374</text:p>
          </table:table-cell>
          <table:table-cell office:value-type="float" office:value="89868.0942382813" calcext:value-type="float">
            <text:p>89868.09</text:p>
          </table:table-cell>
          <table:table-cell office:value-type="float" office:value="15649.1955566406" calcext:value-type="float">
            <text:p>15649.2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7" calcext:value-type="float">
            <text:p>107.000</text:p>
          </table:table-cell>
          <table:table-cell office:value-type="float" office:value="23.1689383032134" calcext:value-type="float">
            <text:p>23.169</text:p>
          </table:table-cell>
          <table:table-cell office:value-type="float" office:value="0.656937851832711" calcext:value-type="float">
            <text:p>0.65694</text:p>
          </table:table-cell>
          <table:table-cell office:value-type="float" office:value="87785.6533203125" calcext:value-type="float">
            <text:p>87785.65</text:p>
          </table:table-cell>
          <table:table-cell office:value-type="float" office:value="16082.9692382813" calcext:value-type="float">
            <text:p>16082.9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23.5260253171994" calcext:value-type="float">
            <text:p>23.526</text:p>
          </table:table-cell>
          <table:table-cell office:value-type="float" office:value="0.678365354961809" calcext:value-type="float">
            <text:p>0.67837</text:p>
          </table:table-cell>
          <table:table-cell office:value-type="float" office:value="87019.77734375" calcext:value-type="float">
            <text:p>87019.78</text:p>
          </table:table-cell>
          <table:table-cell office:value-type="float" office:value="15675.0954589844" calcext:value-type="float">
            <text:p>15675.1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1.5" calcext:value-type="float">
            <text:p>91.500</text:p>
          </table:table-cell>
          <table:table-cell office:value-type="float" office:value="23.9091246739924" calcext:value-type="float">
            <text:p>23.909</text:p>
          </table:table-cell>
          <table:table-cell office:value-type="float" office:value="0.697418150286561" calcext:value-type="float">
            <text:p>0.69742</text:p>
          </table:table-cell>
          <table:table-cell office:value-type="float" office:value="84645.0322265625" calcext:value-type="float">
            <text:p>84645.03</text:p>
          </table:table-cell>
          <table:table-cell office:value-type="float" office:value="15109.8405761719" calcext:value-type="float">
            <text:p>15109.8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5.25" calcext:value-type="float">
            <text:p>85.250</text:p>
          </table:table-cell>
          <table:table-cell office:value-type="float" office:value="24.2640208669553" calcext:value-type="float">
            <text:p>24.264</text:p>
          </table:table-cell>
          <table:table-cell office:value-type="float" office:value="0.71542355766085" calcext:value-type="float">
            <text:p>0.71542</text:p>
          </table:table-cell>
          <table:table-cell office:value-type="float" office:value="83226.1069335937" calcext:value-type="float">
            <text:p>83226.11</text:p>
          </table:table-cell>
          <table:table-cell office:value-type="float" office:value="14580.1037597656" calcext:value-type="float">
            <text:p>14580.1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9.375" calcext:value-type="float">
            <text:p>79.375</text:p>
          </table:table-cell>
          <table:table-cell office:value-type="float" office:value="24.6279994190606" calcext:value-type="float">
            <text:p>24.628</text:p>
          </table:table-cell>
          <table:table-cell office:value-type="float" office:value="0.731652398946426" calcext:value-type="float">
            <text:p>0.73165</text:p>
          </table:table-cell>
          <table:table-cell office:value-type="float" office:value="81307.2880859375" calcext:value-type="float">
            <text:p>81307.29</text:p>
          </table:table-cell>
          <table:table-cell office:value-type="float" office:value="14280.8540039063" calcext:value-type="float">
            <text:p>14280.8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4.375" calcext:value-type="float">
            <text:p>74.375</text:p>
          </table:table-cell>
          <table:table-cell office:value-type="float" office:value="24.9740440786421" calcext:value-type="float">
            <text:p>24.974</text:p>
          </table:table-cell>
          <table:table-cell office:value-type="float" office:value="0.746261604174448" calcext:value-type="float">
            <text:p>0.74626</text:p>
          </table:table-cell>
          <table:table-cell office:value-type="float" office:value="79407.7612304688" calcext:value-type="float">
            <text:p>79407.76</text:p>
          </table:table-cell>
          <table:table-cell office:value-type="float" office:value="13933.9729003906" calcext:value-type="float">
            <text:p>13933.9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9.75" calcext:value-type="float">
            <text:p>69.750</text:p>
          </table:table-cell>
          <table:table-cell office:value-type="float" office:value="25.318555783088" calcext:value-type="float">
            <text:p>25.319</text:p>
          </table:table-cell>
          <table:table-cell office:value-type="float" office:value="0.759058400101469" calcext:value-type="float">
            <text:p>0.75906</text:p>
          </table:table-cell>
          <table:table-cell office:value-type="float" office:value="78152.8251953125" calcext:value-type="float">
            <text:p>78152.83</text:p>
          </table:table-cell>
          <table:table-cell office:value-type="float" office:value="13485.5029296875" calcext:value-type="float">
            <text:p>13485.50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5.625" calcext:value-type="float">
            <text:p>65.625</text:p>
          </table:table-cell>
          <table:table-cell office:value-type="float" office:value="25.6483856718226" calcext:value-type="float">
            <text:p>25.648</text:p>
          </table:table-cell>
          <table:table-cell office:value-type="float" office:value="0.772001545064451" calcext:value-type="float">
            <text:p>0.77200</text:p>
          </table:table-cell>
          <table:table-cell office:value-type="float" office:value="77426.3994140625" calcext:value-type="float">
            <text:p>77426.40</text:p>
          </table:table-cell>
          <table:table-cell office:value-type="float" office:value="13213.3439941406" calcext:value-type="float">
            <text:p>13213.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9553.063790161" calcext:value-type="float">
            <text:p>229553.063790161</text:p>
          </table:table-cell>
          <table:table-cell table:style-name="ce6" office:value-type="float" office:value="3859037.03928195" calcext:value-type="float">
            <text:p>3859037.0392819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80" calcext:value-type="float">
            <text:p>80.000</text:p>
          </table:table-cell>
          <table:table-cell office:value-type="float" office:value="32.503184265738" calcext:value-type="float">
            <text:p>32.503</text:p>
          </table:table-cell>
          <table:table-cell office:value-type="float" office:value="0.800524864930601" calcext:value-type="float">
            <text:p>0.80052</text:p>
          </table:table-cell>
          <table:table-cell office:value-type="float" office:value="9682.19384765625" calcext:value-type="float">
            <text:p>9682.19</text:p>
          </table:table-cell>
          <table:table-cell office:value-type="float" office:value="2554.94458007812" calcext:value-type="float">
            <text:p>2554.94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7.75" calcext:value-type="float">
            <text:p>57.750</text:p>
          </table:table-cell>
          <table:table-cell office:value-type="float" office:value="33.8333212101996" calcext:value-type="float">
            <text:p>33.833</text:p>
          </table:table-cell>
          <table:table-cell office:value-type="float" office:value="0.82758631397466" calcext:value-type="float">
            <text:p>0.82759</text:p>
          </table:table-cell>
          <table:table-cell office:value-type="float" office:value="8169.43994140625" calcext:value-type="float">
            <text:p>8169.44</text:p>
          </table:table-cell>
          <table:table-cell office:value-type="float" office:value="2323.62719726562" calcext:value-type="float">
            <text:p>2323.6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4" calcext:value-type="float">
            <text:p>44.000</text:p>
          </table:table-cell>
          <table:table-cell office:value-type="float" office:value="34.8915949975043" calcext:value-type="float">
            <text:p>34.892</text:p>
          </table:table-cell>
          <table:table-cell office:value-type="float" office:value="0.850376673515268" calcext:value-type="float">
            <text:p>0.85038</text:p>
          </table:table-cell>
          <table:table-cell office:value-type="float" office:value="7392.90087890625" calcext:value-type="float">
            <text:p>7392.90</text:p>
          </table:table-cell>
          <table:table-cell office:value-type="float" office:value="2216.37231445312" calcext:value-type="float">
            <text:p>2216.3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5.625" calcext:value-type="float">
            <text:p>35.625</text:p>
          </table:table-cell>
          <table:table-cell office:value-type="float" office:value="35.6557354271476" calcext:value-type="float">
            <text:p>35.656</text:p>
          </table:table-cell>
          <table:table-cell office:value-type="float" office:value="0.866359137292805" calcext:value-type="float">
            <text:p>0.86636</text:p>
          </table:table-cell>
          <table:table-cell office:value-type="float" office:value="7015.17822265625" calcext:value-type="float">
            <text:p>7015.18</text:p>
          </table:table-cell>
          <table:table-cell office:value-type="float" office:value="2142.876953125" calcext:value-type="float">
            <text:p>2142.8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9.875" calcext:value-type="float">
            <text:p>29.875</text:p>
          </table:table-cell>
          <table:table-cell office:value-type="float" office:value="36.275268070161" calcext:value-type="float">
            <text:p>36.275</text:p>
          </table:table-cell>
          <table:table-cell office:value-type="float" office:value="0.878426543830365" calcext:value-type="float">
            <text:p>0.87843</text:p>
          </table:table-cell>
          <table:table-cell office:value-type="float" office:value="6874.03857421875" calcext:value-type="float">
            <text:p>6874.04</text:p>
          </table:table-cell>
          <table:table-cell office:value-type="float" office:value="2136.06176757812" calcext:value-type="float">
            <text:p>2136.0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5.875" calcext:value-type="float">
            <text:p>25.875</text:p>
          </table:table-cell>
          <table:table-cell office:value-type="float" office:value="36.7812416892397" calcext:value-type="float">
            <text:p>36.781</text:p>
          </table:table-cell>
          <table:table-cell office:value-type="float" office:value="0.886989399103184" calcext:value-type="float">
            <text:p>0.88699</text:p>
          </table:table-cell>
          <table:table-cell office:value-type="float" office:value="6586.96240234375" calcext:value-type="float">
            <text:p>6586.96</text:p>
          </table:table-cell>
          <table:table-cell office:value-type="float" office:value="2102.234375" calcext:value-type="float">
            <text:p>2102.23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2.875" calcext:value-type="float">
            <text:p>22.875</text:p>
          </table:table-cell>
          <table:table-cell office:value-type="float" office:value="37.2194311960706" calcext:value-type="float">
            <text:p>37.219</text:p>
          </table:table-cell>
          <table:table-cell office:value-type="float" office:value="0.894889374934177" calcext:value-type="float">
            <text:p>0.89489</text:p>
          </table:table-cell>
          <table:table-cell office:value-type="float" office:value="6551.64794921875" calcext:value-type="float">
            <text:p>6551.65</text:p>
          </table:table-cell>
          <table:table-cell office:value-type="float" office:value="2097.44506835937" calcext:value-type="float">
            <text:p>2097.4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0.5" calcext:value-type="float">
            <text:p>20.500</text:p>
          </table:table-cell>
          <table:table-cell office:value-type="float" office:value="37.6343355288142" calcext:value-type="float">
            <text:p>37.634</text:p>
          </table:table-cell>
          <table:table-cell office:value-type="float" office:value="0.902485429165563" calcext:value-type="float">
            <text:p>0.90249</text:p>
          </table:table-cell>
          <table:table-cell office:value-type="float" office:value="6463.42138671875" calcext:value-type="float">
            <text:p>6463.42</text:p>
          </table:table-cell>
          <table:table-cell office:value-type="float" office:value="2093.28369140625" calcext:value-type="float">
            <text:p>2093.2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8.75" calcext:value-type="float">
            <text:p>18.750</text:p>
          </table:table-cell>
          <table:table-cell office:value-type="float" office:value="37.9853994854994" calcext:value-type="float">
            <text:p>37.985</text:p>
          </table:table-cell>
          <table:table-cell office:value-type="float" office:value="0.90847348887815" calcext:value-type="float">
            <text:p>0.90847</text:p>
          </table:table-cell>
          <table:table-cell office:value-type="float" office:value="6398.22705078125" calcext:value-type="float">
            <text:p>6398.23</text:p>
          </table:table-cell>
          <table:table-cell office:value-type="float" office:value="2060.751953125" calcext:value-type="float">
            <text:p>2060.7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7.125" calcext:value-type="float">
            <text:p>17.125</text:p>
          </table:table-cell>
          <table:table-cell office:value-type="float" office:value="38.33959702232" calcext:value-type="float">
            <text:p>38.340</text:p>
          </table:table-cell>
          <table:table-cell office:value-type="float" office:value="0.91408288882854" calcext:value-type="float">
            <text:p>0.91408</text:p>
          </table:table-cell>
          <table:table-cell office:value-type="float" office:value="6364.96240234375" calcext:value-type="float">
            <text:p>6364.96</text:p>
          </table:table-cell>
          <table:table-cell office:value-type="float" office:value="2038.95068359375" calcext:value-type="float">
            <text:p>2038.9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875" calcext:value-type="float">
            <text:p>15.875</text:p>
          </table:table-cell>
          <table:table-cell office:value-type="float" office:value="38.6429083033249" calcext:value-type="float">
            <text:p>38.643</text:p>
          </table:table-cell>
          <table:table-cell office:value-type="float" office:value="0.919014958359373" calcext:value-type="float">
            <text:p>0.91901</text:p>
          </table:table-cell>
          <table:table-cell office:value-type="float" office:value="6381.38671875" calcext:value-type="float">
            <text:p>6381.39</text:p>
          </table:table-cell>
          <table:table-cell office:value-type="float" office:value="2054.3349609375" calcext:value-type="float">
            <text:p>2054.3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75" calcext:value-type="float">
            <text:p>14.750</text:p>
          </table:table-cell>
          <table:table-cell office:value-type="float" office:value="38.956866239678" calcext:value-type="float">
            <text:p>38.957</text:p>
          </table:table-cell>
          <table:table-cell office:value-type="float" office:value="0.923879446702544" calcext:value-type="float">
            <text:p>0.92388</text:p>
          </table:table-cell>
          <table:table-cell office:value-type="float" office:value="6352.76318359375" calcext:value-type="float">
            <text:p>6352.76</text:p>
          </table:table-cell>
          <table:table-cell office:value-type="float" office:value="2018.64697265625" calcext:value-type="float">
            <text:p>2018.65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875" calcext:value-type="float">
            <text:p>13.875</text:p>
          </table:table-cell>
          <table:table-cell office:value-type="float" office:value="39.230902300336" calcext:value-type="float">
            <text:p>39.231</text:p>
          </table:table-cell>
          <table:table-cell office:value-type="float" office:value="0.927859882126238" calcext:value-type="float">
            <text:p>0.92786</text:p>
          </table:table-cell>
          <table:table-cell office:value-type="float" office:value="6337.85498046875" calcext:value-type="float">
            <text:p>6337.85</text:p>
          </table:table-cell>
          <table:table-cell office:value-type="float" office:value="1992.5" calcext:value-type="float">
            <text:p>1992.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60201.822019308" calcext:value-type="float">
            <text:p>160201.822019308</text:p>
          </table:table-cell>
          <table:table-cell table:style-name="ce6" office:value-type="float" office:value="1018361.72254019" calcext:value-type="float">
            <text:p>1018361.7225401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75.875" calcext:value-type="float">
            <text:p>175.875</text:p>
          </table:table-cell>
          <table:table-cell office:value-type="float" office:value="24.1704787371525" calcext:value-type="float">
            <text:p>24.170</text:p>
          </table:table-cell>
          <table:table-cell office:value-type="float" office:value="0.619300255588417" calcext:value-type="float">
            <text:p>0.61930</text:p>
          </table:table-cell>
          <table:table-cell office:value-type="float" office:value="53794.427734375" calcext:value-type="float">
            <text:p>53794.43</text:p>
          </table:table-cell>
          <table:table-cell office:value-type="float" office:value="11909.544921875" calcext:value-type="float">
            <text:p>11909.54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39.625" calcext:value-type="float">
            <text:p>139.625</text:p>
          </table:table-cell>
          <table:table-cell office:value-type="float" office:value="25.1648967838299" calcext:value-type="float">
            <text:p>25.165</text:p>
          </table:table-cell>
          <table:table-cell office:value-type="float" office:value="0.657370075560021" calcext:value-type="float">
            <text:p>0.65737</text:p>
          </table:table-cell>
          <table:table-cell office:value-type="float" office:value="47539.421875" calcext:value-type="float">
            <text:p>47539.42</text:p>
          </table:table-cell>
          <table:table-cell office:value-type="float" office:value="11487.1765136719" calcext:value-type="float">
            <text:p>11487.18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25.9868226300269" calcext:value-type="float">
            <text:p>25.987</text:p>
          </table:table-cell>
          <table:table-cell office:value-type="float" office:value="0.687924174791697" calcext:value-type="float">
            <text:p>0.68792</text:p>
          </table:table-cell>
          <table:table-cell office:value-type="float" office:value="42577.982421875" calcext:value-type="float">
            <text:p>42577.98</text:p>
          </table:table-cell>
          <table:table-cell office:value-type="float" office:value="10434.0600585938" calcext:value-type="float">
            <text:p>10434.0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7.25" calcext:value-type="float">
            <text:p>97.250</text:p>
          </table:table-cell>
          <table:table-cell office:value-type="float" office:value="26.7173938122117" calcext:value-type="float">
            <text:p>26.717</text:p>
          </table:table-cell>
          <table:table-cell office:value-type="float" office:value="0.712629806798534" calcext:value-type="float">
            <text:p>0.71263</text:p>
          </table:table-cell>
          <table:table-cell office:value-type="float" office:value="38673.8784179687" calcext:value-type="float">
            <text:p>38673.88</text:p>
          </table:table-cell>
          <table:table-cell office:value-type="float" office:value="9791.13647460938" calcext:value-type="float">
            <text:p>9791.14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4" calcext:value-type="float">
            <text:p>84.000</text:p>
          </table:table-cell>
          <table:table-cell office:value-type="float" office:value="27.3515074645676" calcext:value-type="float">
            <text:p>27.352</text:p>
          </table:table-cell>
          <table:table-cell office:value-type="float" office:value="0.733711996159476" calcext:value-type="float">
            <text:p>0.73371</text:p>
          </table:table-cell>
          <table:table-cell office:value-type="float" office:value="36026.6748046875" calcext:value-type="float">
            <text:p>36026.67</text:p>
          </table:table-cell>
          <table:table-cell office:value-type="float" office:value="9044.61303710938" calcext:value-type="float">
            <text:p>9044.6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3.625" calcext:value-type="float">
            <text:p>73.625</text:p>
          </table:table-cell>
          <table:table-cell office:value-type="float" office:value="27.9126145097488" calcext:value-type="float">
            <text:p>27.913</text:p>
          </table:table-cell>
          <table:table-cell office:value-type="float" office:value="0.751998746873243" calcext:value-type="float">
            <text:p>0.75200</text:p>
          </table:table-cell>
          <table:table-cell office:value-type="float" office:value="33442.3657226562" calcext:value-type="float">
            <text:p>33442.37</text:p>
          </table:table-cell>
          <table:table-cell office:value-type="float" office:value="8736.68896484375" calcext:value-type="float">
            <text:p>8736.6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5.375" calcext:value-type="float">
            <text:p>65.375</text:p>
          </table:table-cell>
          <table:table-cell office:value-type="float" office:value="28.4321120382639" calcext:value-type="float">
            <text:p>28.432</text:p>
          </table:table-cell>
          <table:table-cell office:value-type="float" office:value="0.767461853098248" calcext:value-type="float">
            <text:p>0.76746</text:p>
          </table:table-cell>
          <table:table-cell office:value-type="float" office:value="31943.1962890625" calcext:value-type="float">
            <text:p>31943.20</text:p>
          </table:table-cell>
          <table:table-cell office:value-type="float" office:value="8503.50219726563" calcext:value-type="float">
            <text:p>8503.5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8.75" calcext:value-type="float">
            <text:p>58.750</text:p>
          </table:table-cell>
          <table:table-cell office:value-type="float" office:value="28.8968467966618" calcext:value-type="float">
            <text:p>28.897</text:p>
          </table:table-cell>
          <table:table-cell office:value-type="float" office:value="0.781019455017396" calcext:value-type="float">
            <text:p>0.78102</text:p>
          </table:table-cell>
          <table:table-cell office:value-type="float" office:value="30639.2998046875" calcext:value-type="float">
            <text:p>30639.30</text:p>
          </table:table-cell>
          <table:table-cell office:value-type="float" office:value="7995.87622070313" calcext:value-type="float">
            <text:p>7995.8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3.25" calcext:value-type="float">
            <text:p>53.250</text:p>
          </table:table-cell>
          <table:table-cell office:value-type="float" office:value="29.3386121572464" calcext:value-type="float">
            <text:p>29.339</text:p>
          </table:table-cell>
          <table:table-cell office:value-type="float" office:value="0.793289002973079" calcext:value-type="float">
            <text:p>0.79329</text:p>
          </table:table-cell>
          <table:table-cell office:value-type="float" office:value="29284.8505859375" calcext:value-type="float">
            <text:p>29284.85</text:p>
          </table:table-cell>
          <table:table-cell office:value-type="float" office:value="7890.03833007813" calcext:value-type="float">
            <text:p>7890.04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8.625" calcext:value-type="float">
            <text:p>48.625</text:p>
          </table:table-cell>
          <table:table-cell office:value-type="float" office:value="29.7543878620421" calcext:value-type="float">
            <text:p>29.754</text:p>
          </table:table-cell>
          <table:table-cell office:value-type="float" office:value="0.805811051328354" calcext:value-type="float">
            <text:p>0.80581</text:p>
          </table:table-cell>
          <table:table-cell office:value-type="float" office:value="28352.9184570313" calcext:value-type="float">
            <text:p>28352.92</text:p>
          </table:table-cell>
          <table:table-cell office:value-type="float" office:value="7679.27563476562" calcext:value-type="float">
            <text:p>7679.2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4.75" calcext:value-type="float">
            <text:p>44.750</text:p>
          </table:table-cell>
          <table:table-cell office:value-type="float" office:value="30.1306398237966" calcext:value-type="float">
            <text:p>30.131</text:p>
          </table:table-cell>
          <table:table-cell office:value-type="float" office:value="0.816090849615224" calcext:value-type="float">
            <text:p>0.81609</text:p>
          </table:table-cell>
          <table:table-cell office:value-type="float" office:value="27775.7578125" calcext:value-type="float">
            <text:p>27775.76</text:p>
          </table:table-cell>
          <table:table-cell office:value-type="float" office:value="7485.08544921875" calcext:value-type="float">
            <text:p>7485.0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41.375" calcext:value-type="float">
            <text:p>41.375</text:p>
          </table:table-cell>
          <table:table-cell office:value-type="float" office:value="30.4991994996206" calcext:value-type="float">
            <text:p>30.499</text:p>
          </table:table-cell>
          <table:table-cell office:value-type="float" office:value="0.82662296057237" calcext:value-type="float">
            <text:p>0.82662</text:p>
          </table:table-cell>
          <table:table-cell office:value-type="float" office:value="26894.0859375" calcext:value-type="float">
            <text:p>26894.09</text:p>
          </table:table-cell>
          <table:table-cell office:value-type="float" office:value="7186.97802734375" calcext:value-type="float">
            <text:p>7186.9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5" calcext:value-type="float">
            <text:p>38.500</text:p>
          </table:table-cell>
          <table:table-cell office:value-type="float" office:value="30.8312072349912" calcext:value-type="float">
            <text:p>30.831</text:p>
          </table:table-cell>
          <table:table-cell office:value-type="float" office:value="0.834544580976383" calcext:value-type="float">
            <text:p>0.83454</text:p>
          </table:table-cell>
          <table:table-cell office:value-type="float" office:value="26438.2119140625" calcext:value-type="float">
            <text:p>26438.21</text:p>
          </table:table-cell>
          <table:table-cell office:value-type="float" office:value="7192.74438476563" calcext:value-type="float">
            <text:p>7192.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30989.991012041" calcext:value-type="float">
            <text:p>330989.991012041</text:p>
          </table:table-cell>
          <table:table-cell table:style-name="ce6" office:value-type="float" office:value="2379198.03512968" calcext:value-type="float">
            <text:p>2379198.0351296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/00/00</text:date>, <text:time style:data-style-name="N2" text:time-value="13:57:02.9201628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3T16:34:55.088792715</dc:date>
    <meta:editing-duration>PT1H33M19S</meta:editing-duration>
    <meta:editing-cycles>11</meta:editing-cycles>
    <meta:generator>LibreOffice/6.3.3.2.0$Linux_X86_64 LibreOffice_project/30$Build-2</meta:generator>
    <meta:document-statistic meta:table-count="8" meta:cell-count="704" meta:object-count="0"/>
  </office:meta>
</office:document-meta>
</file>